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, Verdana, Helvetica, sans-serif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color="#008000"/>
    </style:style>
    <style:style style:name="P3" style:family="paragraph" style:parent-style-name="Standard">
      <style:text-properties fo:color="#008000" style:font-name="Times New Roman"/>
    </style:style>
    <style:style style:name="P4" style:family="paragraph" style:parent-style-name="Standard">
      <style:paragraph-properties fo:text-align="start" style:justify-single-word="false"/>
      <style:text-properties fo:color="#008000" style:font-name="Times New Roman"/>
    </style:style>
    <style:style style:name="P5" style:family="paragraph" style:parent-style-name="Standard">
      <style:text-properties fo:color="#000080"/>
    </style:style>
    <style:style style:name="P6" style:family="paragraph" style:parent-style-name="Standard">
      <style:paragraph-properties fo:margin-left="0mm" fo:margin-right="0mm" fo:text-align="justify" style:justify-single-word="false" fo:orphans="2" fo:widows="2" fo:text-indent="0mm" style:auto-text-indent="false"/>
      <style:text-properties fo:color="#008000" style:font-name="Times New Roman"/>
    </style:style>
    <style:style style:name="T1" style:family="text">
      <style:text-properties fo:color="#008000"/>
    </style:style>
    <style:style style:name="T2" style:family="text">
      <style:text-properties fo:color="#008000" style:font-name="Times New Roman"/>
    </style:style>
    <style:style style:name="T3" style:family="text">
      <style:text-properties fo:color="#000080"/>
    </style:style>
    <style:style style:name="T4" style:family="text">
      <style:text-properties fo:color="#808080"/>
    </style:style>
    <style:style style:name="T5" style:family="text">
      <style:text-properties fo:color="#ff950e"/>
    </style:style>
    <style:style style:name="T6" style:family="text">
      <style:text-properties fo:font-variant="normal" fo:text-transform="none" fo:font-size="12pt" fo:letter-spacing="normal" fo:font-style="normal" fo:font-weight="normal"/>
    </style:style>
    <style:style style:name="T7" style:family="text">
      <style:text-properties fo:font-variant="normal" fo:text-transform="none" fo:color="#000000" fo:font-size="12pt" fo:letter-spacing="normal" fo:font-style="normal" fo:font-weight="normal"/>
    </style:style>
    <style:style style:name="T8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9" style:family="text">
      <style:text-properties fo:font-variant="normal" fo:text-transform="none" style:font-name="Arial1" fo:font-size="12pt" fo:letter-spacing="normal" fo:font-style="normal" fo:font-weight="normal"/>
    </style:style>
    <style:style style:name="T10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/*</text:span></text:p>
      <text:p text:style-name="P6"><text:span text:style-name="T6">a) Crear un procedimiento que reciba como parámetro el nombre de un departamento y muestre </text:span></text:p>
      <text:p text:style-name="P6"><text:span text:style-name="T6"><text:s text:c="4"/>por la consola el nombre de cada empleado de ese departamento.</text:span> </text:p>
      <text:p text:style-name="P4">*/</text:p>
      <text:p text:style-name="Standard"><text:span text:style-name="T3">create or replace procedure</text:span> ListaEmpleados ( dep in departamentos.nombre_dpto%<text:span text:style-name="T3">type</text:span></text:p>
      <text:p text:style-name="Standard"><text:s text:c="72"/>) </text:p>
      <text:p text:style-name="Standard"><text:span text:style-name="T3">is </text:span></text:p>
      <text:p text:style-name="Standard"><text:tab/><text:span text:style-name="T1">-- declaramos el cursor para recoger los datos</text:span></text:p>
      <text:p text:style-name="P2"><text:tab/>-- utilizamos like en el where para poder hacer llamadas del tipo 'Co%'</text:p>
      <text:p text:style-name="Standard"><text:tab/><text:span text:style-name="T3">cursor</text:span> c_empleados <text:span text:style-name="T3">is</text:span> </text:p>
      <text:p text:style-name="Standard"><text:tab/><text:tab/><text:span text:style-name="T3">select</text:span> nombre </text:p>
      <text:p text:style-name="Standard"><text:tab/><text:tab/> <text:s/><text:span text:style-name="T3">from</text:span> empleados e,</text:p>
      <text:p text:style-name="Standard"><text:tab/><text:tab/> <text:s text:c="10"/>departamentos d<text:tab/></text:p>
      <text:p text:style-name="Standard"><text:tab/> <text:s text:c="11"/><text:span text:style-name="T3">where</text:span> e.dpto = d.cod_dpto</text:p>
      <text:p text:style-name="Standard"><text:tab/><text:tab/> <text:s text:c="2"/><text:span text:style-name="T3">and</text:span> d.nombre_dpto <text:span text:style-name="T3">like</text:span> dep; </text:p>
      <text:p text:style-name="Standard"><text:span text:style-name="T3">begin</text:span> </text:p>
      <text:p text:style-name="Standard"><text:tab/>-<text:span text:style-name="T1">- recorremos el cursor (su apertura, cierre y declaración de la variable </text:span></text:p>
      <text:p text:style-name="P2"><text:s text:c="12"/>-- empleado están implícitos en el for)</text:p>
      <text:p text:style-name="Standard"><text:tab/><text:span text:style-name="T3">for</text:span> empleado <text:span text:style-name="T3">in</text:span> c_empleados <text:span text:style-name="T3">loop</text:span> </text:p>
      <text:p text:style-name="Standard"><text:tab/> <text:s text:c="7"/><text:span text:style-name="T1">-- mostramos en la consola el nombre del empleado</text:span></text:p>
      <text:p text:style-name="Standard"><text:tab/> <text:s text:c="6"/><text:span text:style-name="T3">dbms_output.put_line</text:span>(empleado.nombre);</text:p>
      <text:p text:style-name="Standard"><text:tab/><text:span text:style-name="T3">end loop</text:span>; -- fin del recorrido del curso</text:p>
      <text:p text:style-name="Standard"><text:span text:style-name="T3">exception</text:span> </text:p>
      <text:p text:style-name="Standard"><text:s text:c="4"/><text:span text:style-name="T1">-- en caso de error, lo mostramos</text:span></text:p>
      <text:p text:style-name="Standard"><text:s text:c="4"/><text:span text:style-name="T3">when others then</text:span></text:p>
      <text:p text:style-name="Standard"><text:span text:style-name="T3"><text:tab/>raise_application_error</text:span>(-20001,<text:span text:style-name="T4">'Se ha producido un error - '|</text:span>|<text:span text:style-name="T3">sqlcode</text:span>||' -ERROR- '||<text:span text:style-name="T3">sqlerrm</text:span>); <text:span text:style-name="T3">end</text:span> ListaEmpleados;</text:p>
      <text:p text:style-name="Standard"/>
      <text:p text:style-name="Standard"/>
      <text:p text:style-name="Standard"/>
      <text:p text:style-name="P4">/*</text:p>
      <text:p text:style-name="P4"><text:span text:style-name="T6">b) Crear una función que recibe dos parámetros: el nombre de un departamento, y una cantidad. </text:span></text:p>
      <text:p text:style-name="P4"><text:span text:style-name="T6"><text:s text:c="5"/>La función debe incrementar el sueldo de los empleados de ese departamento, en esa cantidad</text:span></text:p>
      <text:p text:style-name="P4"><text:span text:style-name="T6"><text:s text:c="5"/>que se pasa también como parámetro, teniendo en cuenta, que si el departamento es el de</text:span></text:p>
      <text:p text:style-name="P4"><text:span text:style-name="T6"><text:s text:c="5"/>Administración, la operación se realizará en el caso de que esa cantidad no sea mayor de 4000.</text:span> </text:p>
      <text:p text:style-name="P4">*/</text:p>
      <text:p text:style-name="P2">-- la función retornará el número de filas afectadas en el cambio </text:p>
      <text:p text:style-name="P5">create or replace</text:p>
      <text:p text:style-name="Standard"><text:span text:style-name="T3">function</text:span> INCREMENTASUELDO (dep <text:span text:style-name="T3">in</text:span> departamentos.nombre_dpto%<text:span text:style-name="T3">type</text:span>,</text:p>
      <text:p text:style-name="Standard"><text:tab/><text:tab/><text:tab/><text:tab/><text:tab/>cantidad <text:span text:style-name="T3">in numbe</text:span>r</text:p>
      <text:p text:style-name="Standard"><text:tab/><text:tab/><text:tab/><text:tab/> <text:s text:c="9"/>)</text:p>
      <text:p text:style-name="P5">return number</text:p>
      <text:p text:style-name="P5">is</text:p>
      <text:p text:style-name="P5">begin</text:p>
      <text:p text:style-name="Standard"><text:s/><text:tab/><text:span text:style-name="T1">-- actualizamos en la tabla empleados</text:span> <text:s/></text:p>
      <text:p text:style-name="Standard"><text:tab/><text:span text:style-name="T3">update</text:span> empleados</text:p>
      <text:p text:style-name="Standard"><text:s text:c="5"/><text:tab/><text:tab/><text:span text:style-name="T1">-- el campo sueldo, incrementándolo en la cantidad pasada</text:span></text:p>
      <text:p text:style-name="Standard"><text:tab/> <text:tab/><text:span text:style-name="T3">set</text:span> sueldo = sueldo + cantidad</text:p>
      <text:p text:style-name="Standard"><text:s text:c="5"/><text:tab/><text:tab/><text:span text:style-name="T1">-- para aquellos empleados que</text:span></text:p>
      <text:p text:style-name="Standard"><text:tab/><text:tab/><text:span text:style-name="T3">where</text:span> cod_emp <text:span text:style-name="T3">in</text:span> ( </text:p>
      <text:p text:style-name="Standard"><text:s text:c="12"/><text:tab/><text:tab/><text:tab/><text:tab/>-<text:span text:style-name="T1">- pertenezcan al departamento pasado</text:span></text:p>
      <text:p text:style-name="Standard"><text:tab/><text:tab/><text:tab/><text:tab/><text:tab/><text:span text:style-name="T3">select</text:span> cod_emp </text:p>
      <text:p text:style-name="Standard"><text:soft-page-break/><text:tab/><text:tab/><text:tab/><text:tab/><text:tab/> <text:s/><text:span text:style-name="T3">from</text:span> empleados e,</text:p>
      <text:p text:style-name="Standard"><text:tab/><text:tab/><text:tab/><text:tab/><text:tab/><text:tab/>departamentos d<text:tab/></text:p>
      <text:p text:style-name="Standard"><text:tab/><text:tab/><text:tab/><text:tab/><text:tab/> <text:span text:style-name="T3">where</text:span> e.dpto = d.cod_dpto</text:p>
      <text:p text:style-name="Standard"><text:tab/><text:tab/><text:tab/><text:tab/><text:tab/> <text:s text:c="3"/><text:span text:style-name="T3">and</text:span> d.nombre_dpto like dep</text:p>
      <text:p text:style-name="Standard"><text:tab/><text:tab/><text:tab/><text:tab/><text:tab/><text:span text:style-name="T3">MINUS</text:span></text:p>
      <text:p text:style-name="Standard"><text:s text:c="12"/><text:tab/><text:tab/><text:tab/><text:tab/><text:span text:style-name="T1">-- menos los que</text:span> </text:p>
      <text:p text:style-name="Standard"><text:tab/><text:tab/><text:tab/><text:tab/><text:tab/><text:span text:style-name="T3">select</text:span> cod_emp </text:p>
      <text:p text:style-name="Standard"><text:tab/><text:tab/><text:tab/><text:tab/><text:tab/> <text:s/><text:span text:style-name="T3">from</text:span> empleados e,</text:p>
      <text:p text:style-name="Standard"><text:tab/><text:tab/><text:tab/><text:tab/><text:tab/> <text:s text:c="9"/>departamentos d<text:tab/></text:p>
      <text:p text:style-name="Standard"><text:tab/><text:tab/><text:tab/><text:tab/><text:tab/> <text:span text:style-name="T3">where</text:span> e.dpto = d.cod_dpto</text:p>
      <text:p text:style-name="Standard"><text:s text:c="20"/><text:tab/><text:tab/><text:tab/><text:tab/> <text:s text:c="4"/><text:span text:style-name="T1">-- perteneciendo al departamento Administración</text:span></text:p>
      <text:p text:style-name="Standard"><text:tab/><text:tab/><text:tab/><text:tab/><text:tab/> <text:s text:c="4"/><text:span text:style-name="T3">and</text:span> d.nombre_dpto = 'Administración'</text:p>
      <text:p text:style-name="Standard"><text:s text:c="64"/><text:span text:style-name="T1">-- su sueldo supere a 4000</text:span></text:p>
      <text:p text:style-name="Standard"><text:tab/><text:tab/><text:tab/><text:tab/><text:tab/> <text:s text:c="3"/><text:span text:style-name="T3">and</text:span> e.sueldo &gt; <text:span text:style-name="T5">4000</text:span></text:p>
      <text:p text:style-name="Standard"><text:tab/><text:tab/><text:tab/><text:tab/><text:tab/> ); </text:p>
      <text:p text:style-name="Standard"><text:s text:c="3"/><text:tab/><text:span text:style-name="T1">-- retornamos el número de filas afectadas por el cambio</text:span> <text:s text:c="8"/></text:p>
      <text:p text:style-name="Standard"><text:tab/><text:span text:style-name="T3">return</text:span> <text:span text:style-name="T3">sql</text:span>%rowcount;</text:p>
      <text:p text:style-name="Standard"><text:span text:style-name="T3">exception</text:span> </text:p>
      <text:p text:style-name="Standard"><text:s text:c="4"/><text:span text:style-name="T1">-- si hubo algún error lo mostramos</text:span></text:p>
      <text:p text:style-name="Standard"><text:s text:c="4"/><text:span text:style-name="T3">when others then</text:span></text:p>
      <text:p text:style-name="Standard"><text:span text:style-name="T3"><text:tab/><text:tab/>raise_application_error</text:span>(-20001,'<text:span text:style-name="T4">Se ha producido un error -</text:span> '||<text:span text:style-name="T3">sqlcode</text:span>||' <text:span text:style-name="T4">-ERROR-</text:span> '||<text:tab/><text:tab/><text:tab/><text:tab/><text:tab/><text:tab/><text:span text:style-name="T3">sqlerrm</text:span>);</text:p>
      <text:p text:style-name="Standard"/>
      <text:p text:style-name="Standard"><text:span text:style-name="T3">end</text:span>;</text:p>
      <text:p text:style-name="P1"/>
      <text:p text:style-name="Standard"/>
      <text:p text:style-name="Standard"/>
      <text:p text:style-name="P3">/*</text:p>
      <text:p text:style-name="P6"><text:span text:style-name="T6">c) Crear un disparador (trigger) que almacene en una tabla, llamada auditoría, los valores: </text:span></text:p>
      <text:p text:style-name="P6"><text:span text:style-name="T6"><text:s text:c="5"/>usuario (con el que estamos autenticados en Oracle), código de empleado, fecha, sueldo </text:span></text:p>
      <text:p text:style-name="P6"><text:span text:style-name="T6"><text:s text:c="5"/>anterior y sueldo posterior. Ese disparador se disparará cuando se detecte una modificación </text:span></text:p>
      <text:p text:style-name="P6"><text:span text:style-name="T6"><text:s text:c="5"/>en el campo sueldo, de la tabla empleados.</text:span> </text:p>
      <text:p text:style-name="P2"/>
      <text:p text:style-name="P2"><text:s/>El atributo fecha debe definirse en la tabla auditoria como timestamp ya que seleccionamos</text:p>
      <text:p text:style-name="P2"><text:s/>current_timestamp en lugar de únicamente la fecha <text:s/>para permitir varias modificaciones en un </text:p>
      <text:p text:style-name="P2"><text:s/>solo día <text:s/>ya que usuario, cod_empleado, y fecha forman la clave primaria de la tabla auditoria</text:p>
      <text:p text:style-name="Standard"><text:span text:style-name="T1">*/</text:span> </text:p>
      <text:p text:style-name="P1"/>
      <text:p text:style-name="P5">create or replace</text:p>
      <text:p text:style-name="Standard"><text:span text:style-name="T3">trigger</text:span> "EMPLEADOS_AUDITA_CAMBIO_SUELDO"</text:p>
      <text:p text:style-name="Standard"><text:span text:style-name="T3">after update of </text:span>sueldo on empleados </text:p>
      <text:p text:style-name="Standard"><text:span text:style-name="T3">referencing old as old new as new</text:span> </text:p>
      <text:p text:style-name="P5">for each row</text:p>
      <text:p text:style-name="P5">begin</text:p>
      <text:p text:style-name="P5"><text:s text:c="2"/>insert </text:p>
      <text:p text:style-name="Standard"><text:span text:style-name="T3"><text:s text:c="5"/>into</text:span> auditoria ( usuario,</text:p>
      <text:p text:style-name="Standard"><text:s text:c="9"/>cod_empleado,</text:p>
      <text:p text:style-name="Standard"><text:s text:c="9"/>fecha,</text:p>
      <text:p text:style-name="Standard"><text:s text:c="9"/>sueldo_anterior,</text:p>
      <text:p text:style-name="Standard"><text:s text:c="9"/>sueldo_posterior</text:p>
      <text:p text:style-name="Standard"><text:s text:c="8"/>)</text:p>
      <text:p text:style-name="Standard"><text:s text:c="3"/><text:span text:style-name="T3">values</text:span> ((<text:span text:style-name="T3">select</text:span> <text:span text:style-name="T3">user from dual</text:span>), <text:span text:style-name="T1">-- seleccionamos el usuario</text:span></text:p>
      <text:p text:style-name="Standard"><text:soft-page-break/><text:s text:c="4"/><text:span text:style-name="T3">:old.</text:span>cod_emp, </text:p>
      <text:p text:style-name="Standard"><text:s text:c="4"/>(<text:span text:style-name="T3">select current_timestamp from dual</text:span>), <text:s/><text:span text:style-name="T1">-- seleccionamos la fecha</text:span></text:p>
      <text:p text:style-name="Standard"><text:s text:c="4"/><text:span text:style-name="T3">:old.</text:span>sueldo,</text:p>
      <text:p text:style-name="Standard"><text:s text:c="4"/><text:span text:style-name="T3">:new.</text:span>sueldo</text:p>
      <text:p text:style-name="Standard"><text:s text:c="4"/>); <text:s/></text:p>
      <text:p text:style-name="Standard"><text:span text:style-name="T3">end</text:span>;</text:p>
      <text:p text:style-name="Standard"/>
      <text:p text:style-name="Standard"/>
      <text:p text:style-name="Standard">/<text:span text:style-name="T2">*</text:span></text:p>
      <text:p text:style-name="P6"><text:span text:style-name="T6"><text:s text:c="2"/>d) Crear una función que reciba como parámetro el código de un departamento, y devuelva</text:span></text:p>
      <text:p text:style-name="P6"><text:span text:style-name="T6"><text:s text:c="6"/>el mayor de los sueldos que cobran los empleados de ese departamento.</text:span> </text:p>
      <text:p text:style-name="P6">*/</text:p>
      <text:p text:style-name="P5">create or replace</text:p>
      <text:p text:style-name="Standard"><text:span text:style-name="T3">Function</text:span> MAXIMOSUELDO ( dep in empleados.dpto%<text:span text:style-name="T3">type</text:span></text:p>
      <text:p text:style-name="Standard"><text:s text:c="22"/>) </text:p>
      <text:p text:style-name="Standard"><text:span text:style-name="T3">return</text:span> <text:s/>empleados.sueldo%<text:span text:style-name="T3">type</text:span><text:tab/><text:tab/><text:tab/><text:tab/><text:tab/><text:tab/><text:tab/><text:tab/><text:tab/><text:tab/><text:tab/></text:p>
      <text:p text:style-name="P5">is</text:p>
      <text:p text:style-name="Standard"><text:tab/>max_sueldo empleados.sueldo%<text:span text:style-name="T3">type</text:span>;</text:p>
      <text:p text:style-name="Standard"><text:span text:style-name="T3">begin</text:span> </text:p>
      <text:p text:style-name="Standard"><text:tab/><text:span text:style-name="T1">-- ejecutamos la consulta guardando el resultado en la variable max_sueldo</text:span></text:p>
      <text:p text:style-name="Standard"><text:span text:style-name="T3"><text:s text:c="11"/>select <text:s text:c="7"/>max</text:span>(e.sueldo) </text:p>
      <text:p text:style-name="Standard"><text:tab/> <text:s text:c="2"/><text:span text:style-name="T3">into <text:s text:c="6"/></text:span><text:s/>max_sueldo</text:p>
      <text:p text:style-name="Standard"><text:tab/> <text:span text:style-name="T3">from</text:span> <text:s text:c="6"/>empleados e</text:p>
      <text:p text:style-name="Standard"><text:span text:style-name="T3"><text:s text:c="11"/>having</text:span> <text:s text:c="4"/>e.dpto = dep</text:p>
      <text:p text:style-name="Standard"><text:s text:c="11"/><text:span text:style-name="T3">group by</text:span> <text:s/>e.dpto;</text:p>
      <text:p text:style-name="P1"><text:s text:c="11"/><text:span text:style-name="T1"><text:s/>-- retornamos el resultado de la consulta</text:span></text:p>
      <text:p text:style-name="Standard"><text:tab/><text:span text:style-name="T3">return</text:span> max_sueldo;</text:p>
      <text:p text:style-name="P5">exception </text:p>
      <text:p text:style-name="P5"><text:s text:c="4"/><text:span text:style-name="T1">-- en caso de error, lo mostramos</text:span></text:p>
      <text:p text:style-name="Standard"><text:span text:style-name="T3"><text:s text:c="4"/>when others then</text:span></text:p>
      <text:p text:style-name="Standard"><text:span text:style-name="T3"><text:tab/>raise_application_error(-20001,'</text:span><text:span text:style-name="T4">Se ha producido un error -</text:span><text:span text:style-name="T3"> '||sqlcode||' </text:span><text:span text:style-name="T4">-ERROR-</text:span><text:span text:style-name="T3"> '||<text:tab/><text:tab/><text:tab/><text:tab/><text:tab/> <text:s text:c="3"/>sqlerrm);</text:span></text:p>
      <text:p text:style-name="Standard"><text:span text:style-name="T3">end</text:span>; <text:span text:style-name="T1"><text:s/>-- fin de la función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Verdana, Helvetica, sans-serif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rnando Arnedo Ayensa</meta:initial-creator>
    <meta:creation-date>2011-03-10T23:33:18.52</meta:creation-date>
    <dc:date>2011-03-11T01:29:28.95</dc:date>
    <dc:creator>Fernando Arnedo Ayensa</dc:creator>
    <meta:editing-duration>PT00H02M47S</meta:editing-duration>
    <meta:editing-cycles>2</meta:editing-cycles>
    <meta:generator>OpenOffice.org/3.1$Win32 OpenOffice.org_project/310m11$Build-9399</meta:generator>
    <meta:document-statistic meta:table-count="0" meta:image-count="0" meta:object-count="0" meta:page-count="3" meta:paragraph-count="123" meta:word-count="612" meta:character-count="4666"/>
  </office:meta>
</office:document-meta>
</file>